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5cm" fo:min-width="0.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5cm" fo:min-width="6.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5cm" fo:min-width="6.5cm"/>
    </style:style>
    <style:style style:name="gr4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5" style:family="graphic" style:parent-style-name="objectwithoutfill">
      <style:graphic-properties svg:stroke-color="#000000" draw:fill="none" draw:fill-color="#ffffff" draw:textarea-vertical-align="middle"/>
    </style:style>
    <style:style style:name="gr6" style:family="graphic" style:parent-style-name="text">
      <style:graphic-properties svg:stroke-color="#000000" draw:fill-color="#ffffff" draw:textarea-horizontal-align="justify" draw:textarea-vertical-align="middle" draw:auto-grow-height="false" fo:min-height="0.626cm" fo:min-width="0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025cm" fo:min-width="0cm"/>
    </style:style>
    <style:style style:name="gr8" style:family="graphic" style:parent-style-name="objectwithoutfill">
      <style:graphic-properties draw:fill="none" draw:fill-color="#ffffff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528cm" fo:min-width="0.914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5.263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25cm" fo:min-width="15.2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95cm" fo:min-width="5.9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95cm" fo:min-width="5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5pt" style:font-size-asian="10.5pt" style:font-size-complex="10.5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4" draw:id="id4" draw:layer="layout" svg:width="1.2cm" svg:height="0.8cm" svg:x="3.6cm" svg:y="8.2cm">
          <text:p text:style-name="P1"><text:span text:style-name="T1">m.o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2cm" svg:height="0.8cm" svg:x="5.7cm" svg:y="8.2cm">
          <text:p text:style-name="P1"><text:span text:style-name="T1">m.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1.2cm" svg:height="0.8cm" svg:x="9.5cm" svg:y="8.168cm">
          <text:p text:style-name="P1"><text:span text:style-name="T1">m.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6cm" svg:x="3.7cm" svg:y="4.9cm">
          <text:p text:style-name="P1">Chip</text:p>
          <text:p text:style-name="P1">chip_init/chip_deinit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7cm" svg:height="1.6cm" svg:x="12.1cm" svg:y="4.9cm">
          <text:p text:style-name="P1">Core</text:p>
          <text:p text:style-name="P1">open/close/get/set …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4.2cm" svg:y1="6.5cm" svg:x2="4.2cm" svg:y2="8.3cm">
          <text:p/>
        </draw:line>
        <draw:line draw:style-name="gr4" draw:text-style-name="P4" draw:layer="layout" svg:x1="6.5cm" svg:y1="6.5cm" svg:x2="6.5cm" svg:y2="8.2cm">
          <text:p/>
        </draw:line>
        <draw:line draw:style-name="gr4" draw:text-style-name="P4" draw:layer="layout" svg:x1="10.2cm" svg:y1="6.5cm" svg:x2="10.2cm" svg:y2="8.2cm">
          <text:p/>
        </draw:line>
        <draw:connector draw:style-name="gr5" draw:text-style-name="P4" draw:layer="layout" draw:type="curve" draw:line-skew="0.424cm" svg:x1="6.3cm" svg:y1="9cm" svg:x2="15.6cm" svg:y2="6.5cm" draw:start-shape="id1" draw:start-glue-point="2" draw:end-shape="id2" svg:d="M6300 9000c0 1387 9300 2637 9300-2500" svg:viewBox="0 0 9301 3721">
          <text:p/>
        </draw:connector>
        <draw:connector draw:style-name="gr5" draw:text-style-name="P4" draw:layer="layout" draw:type="curve" draw:line-skew="-0.436cm" svg:x1="10.1cm" svg:y1="8.968cm" svg:x2="15.6cm" svg:y2="6.5cm" draw:start-shape="id3" draw:start-glue-point="2" draw:end-shape="id2" draw:end-glue-point="2" svg:d="M10100 8968c0 97 5500 1331 5500-2468" svg:viewBox="0 0 5501 2736">
          <text:p/>
        </draw:connector>
        <draw:custom-shape draw:style-name="gr6" draw:text-style-name="P3" draw:layer="layout" svg:width="0.3cm" svg:height="1cm" svg:x="12.3cm" svg:y="7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0.8cm" svg:height="2.6cm" svg:x="7.3cm" svg:y="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0.8cm" svg:height="2.6cm" svg:x="15.3cm" svg:y="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8" draw:text-style-name="P4" draw:layer="layout" draw:type="curve" draw:line-skew="1.224cm" svg:x1="4.2cm" svg:y1="9cm" svg:x2="15.6cm" svg:y2="6.5cm" draw:start-shape="id4" draw:start-glue-point="2" draw:end-shape="id2" draw:end-glue-point="2" svg:d="M4200 9000c0 2587 11400 3837 11400-2500" svg:viewBox="0 0 11401 4614">
          <text:p/>
        </draw:connector>
        <draw:custom-shape draw:style-name="gr9" draw:text-style-name="P5" draw:layer="layout" svg:width="2cm" svg:height="1.1cm" svg:x="14.1cm" svg:y="7.7cm">
          <text:p text:style-name="P1"><text:span text:style-name="T2">regis</text:span><text:span text:style-name="T2">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5cm" svg:height="6.3cm" svg:x="8.4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0.5cm" svg:height="6.3cm" svg:x="16.5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3" draw:layer="layout" svg:width="15.7cm" svg:height="1.5cm" svg:x="3.5cm" svg:y="12.7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6.4cm" svg:height="1.2cm" svg:x="4.9cm" svg:y="12.9cm">
          <text:p text:style-name="P1">step/init/deinit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5.8cm" svg:height="1.2cm" svg:x="13.2cm" svg:y="12.911cm">
          <text:p text:style-name="P1">open/close/set/get.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1T20:06:15.254500704</meta:creation-date>
    <dc:date>2019-02-01T08:45:35.913688764</dc:date>
    <meta:editing-duration>PT12H18M37S</meta:editing-duration>
    <meta:editing-cycles>3</meta:editing-cycles>
    <meta:generator>LibreOffice/5.1.6.2$Linux_X86_64 LibreOffice_project/10m0$Build-2</meta:generator>
    <meta:document-statistic meta:object-count="20"/>
  </office:meta>
</office:document-meta>
</file>